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4ded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4e890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6c32b" officeooo:paragraph-rsid="0014e890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9b16b" officeooo:paragraph-rsid="0018dc92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8dc92" officeooo:paragraph-rsid="0016c32b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7b7cb"/>
    </style:style>
    <style:style style:name="P9" style:family="paragraph" style:parent-style-name="Standard">
      <style:paragraph-properties fo:text-align="start" style:justify-single-word="false"/>
      <style:text-properties fo:color="#2a6099" fo:font-size="13pt" fo:font-weight="normal" officeooo:rsid="00177896" officeooo:paragraph-rsid="00177896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20b1c7"/>
    </style:style>
    <style:style style:name="T1" style:family="text">
      <style:text-properties fo:font-size="13pt" fo:font-weight="normal" officeooo:rsid="0017b7cb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16c32b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18dc92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1edece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20b1c7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219898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223123" style:font-size-asian="11.3500003814697pt" style:font-weight-asian="normal" style:font-size-complex="13pt" style:font-weight-complex="normal"/>
    </style:style>
    <style:style style:name="T8" style:family="text">
      <style:text-properties fo:font-size="13pt" style:text-underline-style="solid" style:text-underline-width="auto" style:text-underline-color="font-color" fo:font-weight="normal" officeooo:rsid="0017b7cb" style:font-size-asian="11.3500003814697pt" style:font-weight-asian="normal" style:font-size-complex="13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11" style:family="text">
      <style:text-properties officeooo:rsid="00219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I QUIZ</text:p>
      <text:p text:style-name="P1"/>
      <text:p text:style-name="P3"/>
      <text:p text:style-name="P4"/>
      <text:p text:style-name="P9"><text:span text:style-name="T9">I. </text:span><text:span text:style-name="T10">Logique du Quiz</text:span></text:p>
      <text:p text:style-name="P5"/>
      <text:p text:style-name="P8"><text:span text:style-name="T8">Gestion des réponses.</text:span><text:span text:style-name="T2"> </text:span><text:span text:style-name="T1">On va chercher</text:span><text:span text:style-name="T2"> d</text:span><text:span text:style-name="T1">ans</text:span><text:span text:style-name="T2"> la base de donnée, </text:span><text:span text:style-name="T1">la table </text:span><text:span text:style-name="T4">destination</text:span><text:span text:style-name="T1">.</text:span></text:p>
      <text:p text:style-name="P8"><text:span text:style-name="T1">O</text:span><text:span text:style-name="T2">n </text:span><text:span text:style-name="T1">fait une copie de ces données dans un tableau puis </text:span><text:span text:style-name="T2">à chaque réponse </text:span><text:span text:style-name="T3">on parcours les donnée du dernier tableau et </text:span><text:span text:style-name="T2">on créer un nouveau tableau avec les réponses qui correspondent </text:span><text:span text:style-name="T1">au critère </text:span><text:span text:style-name="T4">de la réponse</text:span><text:span text:style-name="T2">. Et on part de se nouveau tableau pour la réponse suivante et ainsi de suite. Quand l’utilisateur cli</text:span><text:span text:style-name="T5">que</text:span><text:span text:style-name="T2"> sur terminer ça lui renverra les infos contenus dans le dernier tableau.</text:span></text:p>
      <text:p text:style-name="P7"/>
      <text:p text:style-name="P6"/>
      <text:p text:style-name="P10"><text:span text:style-name="T5">Le quiz va aller chercher les données dans notre API pour afficher le résultat. </text:span><text:span text:style-name="T6">L’utilisateur</text:span><text:span text:style-name="T5"> va cliquer sur une destination les données qui vont s’afficher </text:span><text:span text:style-name="T6">viennent aussi de notre DB Postegres, mais dès qu’ils vont vouloir accéder à une fonctionnalité (map, activités, hotels, POI, météo), ça fera appel aux DB</text:span><text:span text:style-name="T5"> de</text:span><text:span text:style-name="T6">s</text:span><text:span text:style-name="T5"> API</text:span><text:span text:style-name="T6">s </text:span><text:span text:style-name="T5">externe</text:span><text:span text:style-name="T6">s</text:span><text:span text:style-name="T5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8:12:08.461873473</meta:creation-date>
    <dc:date>2022-03-27T13:34:08.445920269</dc:date>
    <meta:editing-duration>PT40M5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40" meta:character-count="821" meta:non-whitespace-character-count="685"/>
  </office:meta>
</office:document-meta>
</file>